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0.714cm"/>
    </style:style>
    <style:style style:name="co3" style:family="table-column">
      <style:table-column-properties fo:break-before="auto" style:column-width="1.73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465a4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00"/>
    </style:style>
    <style:style style:name="gr1" style:family="graphic" style:parent-style-name="Default">
      <style:graphic-properties draw:fill-color="#00a933" draw:textarea-horizontal-align="justify" draw:textarea-vertical-align="middle" draw:auto-grow-height="false" fo:min-height="0.388cm" fo:min-width="6.877cm" loext:decorative="false"/>
      <style:paragraph-properties style:writing-mode="lr-tb" fo:text-align="center"/>
      <style:text-properties fo:color="#ffffff" loext:opacity="100%" fo:font-weight="bold" style:font-weight-asian="bold" style:font-weight-complex="bold"/>
    </style:style>
    <style:style style:name="gr2" style:family="graphic" style:parent-style-name="Default">
      <style:graphic-properties draw:textarea-horizontal-align="justify" draw:textarea-vertical-align="middle" draw:auto-grow-height="false" fo:min-height="0.388cm" fo:min-width="9.002cm" loext:decorative="false"/>
      <style:paragraph-properties style:writing-mode="lr-tb" fo:text-align="center"/>
      <style:text-properties fo:color="#ffffff" loext:opacity="100%" fo:font-weight="bold" style:font-weight-asian="bold" style:font-weight-complex="bold"/>
    </style:style>
    <style:style style:name="gr3" style:family="graphic" style:parent-style-name="Default">
      <style:graphic-properties draw:textarea-horizontal-align="justify" draw:textarea-vertical-align="middle" draw:auto-grow-height="false" fo:min-height="0.388cm" fo:min-width="7.626cm" loext:decorative="false"/>
      <style:paragraph-properties style:writing-mode="lr-tb" fo:text-align="center"/>
      <style:text-properties fo:color="#ffffff" loext:opacity="100%" fo:font-weight="bold" style:font-weight-asian="bold" style:font-weight-complex="bold"/>
    </style:style>
    <style:style style:name="gr4" style:family="graphic" style:parent-style-name="Default">
      <style:graphic-properties draw:textarea-horizontal-align="justify" draw:textarea-vertical-align="middle" draw:auto-grow-height="false" fo:min-height="0.388cm" fo:min-width="9.02cm" loext:decorative="false"/>
      <style:paragraph-properties style:writing-mode="lr-tb" fo:text-align="center"/>
      <style:text-properties fo:color="#ffffff" loext:opacity="100%" fo:font-weight="bold" style:font-weight-asian="bold" style:font-weight-complex="bold"/>
    </style:style>
    <style:style style:name="gr5" style:family="graphic" style:parent-style-name="Default">
      <style:graphic-properties draw:fill-color="#00a933" draw:textarea-horizontal-align="justify" draw:textarea-vertical-align="middle" draw:auto-grow-height="false" fo:min-height="0.388cm" fo:min-width="9.734cm" loext:decorative="false"/>
      <style:paragraph-properties style:writing-mode="lr-tb" fo:text-align="center"/>
      <style:text-properties fo:color="#ffffff" loext:opacity="100%" fo:font-weight="bold" style:font-weight-asian="bold" style:font-weight-complex="bold"/>
    </style:style>
    <style:style style:name="gr6" style:family="graphic" style:parent-style-name="Default">
      <style:graphic-properties draw:textarea-horizontal-align="justify" draw:textarea-vertical-align="middle" draw:auto-grow-height="false" fo:min-height="0.388cm" fo:min-width="3.374cm" loext:decorative="false"/>
      <style:paragraph-properties style:writing-mode="lr-tb" fo:text-align="center"/>
      <style:text-properties fo:color="#ffffff" loext:opacity="100%" fo:font-weight="bold" style:font-weight-asian="bold" style:font-weight-complex="bold"/>
    </style:style>
    <style:style style:name="gr7" style:family="graphic" style:parent-style-name="Default">
      <style:graphic-properties draw:textarea-horizontal-align="justify" draw:textarea-vertical-align="middle" draw:auto-grow-height="false" fo:min-height="0.388cm" fo:min-width="10.449cm" loext:decorative="false"/>
      <style:paragraph-properties style:writing-mode="lr-tb" fo:text-align="center"/>
      <style:text-properties fo:color="#ffffff" loext:opacity="100%" fo:font-weight="bold" style:font-weight-asian="bold" style:font-weight-complex="bold"/>
    </style:style>
    <style:style style:name="gr8" style:family="graphic" style:parent-style-name="Default">
      <style:graphic-properties draw:textarea-horizontal-align="justify" draw:textarea-vertical-align="middle" draw:auto-grow-height="false" fo:min-height="0.388cm" fo:min-width="8.323cm" loext:decorative="false"/>
      <style:paragraph-properties style:writing-mode="lr-tb" fo:text-align="center"/>
      <style:text-properties fo:color="#ffffff" loext:opacity="100%" fo:font-weight="bold" style:font-weight-asian="bold" style:font-weight-complex="bold"/>
    </style:style>
    <style:style style:name="gr9" style:family="graphic" style:parent-style-name="Default">
      <style:graphic-properties draw:fill-color="#00a933" draw:textarea-horizontal-align="justify" draw:textarea-vertical-align="middle" draw:auto-grow-height="false" fo:min-height="0.388cm" fo:min-width="9.002cm" loext:decorative="false"/>
      <style:paragraph-properties style:writing-mode="lr-tb" fo:text-align="center"/>
      <style:text-properties fo:color="#ffffff" loext:opacity="100%" fo:font-weight="bold" style:font-weight-asian="bold" style:font-weight-complex="bold"/>
    </style:style>
    <style:style style:name="gr10" style:family="graphic" style:parent-style-name="Default">
      <style:graphic-properties draw:fill-color="#00a933" draw:textarea-horizontal-align="justify" draw:textarea-vertical-align="middle" draw:auto-grow-height="false" fo:min-height="0.388cm" fo:min-width="10.414cm" loext:decorative="false"/>
      <style:paragraph-properties style:writing-mode="lr-tb" fo:text-align="center"/>
      <style:text-properties fo:color="#ffffff" loext:opacity="100%" fo:font-weight="bold" style:font-weight-asian="bold" style:font-weight-complex="bold"/>
    </style:style>
    <style:style style:name="gr11" style:family="graphic" style:parent-style-name="Default">
      <style:graphic-properties draw:fill-color="#00a933" draw:textarea-horizontal-align="justify" draw:textarea-vertical-align="middle" draw:auto-grow-height="false" fo:min-height="0.388cm" fo:min-width="4.752cm" loext:decorative="false"/>
      <style:paragraph-properties style:writing-mode="lr-tb" fo:text-align="center"/>
      <style:text-properties fo:color="#ffffff" loext:opacity="100%" fo:font-weight="bold" style:font-weight-asian="bold" style:font-weight-complex="bold"/>
    </style:style>
    <style:style style:name="P1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2" style:family="paragraph">
      <loext:graphic-properties draw:fill-color="#00a933"/>
      <style:paragraph-properties fo:text-align="center"/>
      <style:text-properties fo:color="#ffffff" loext:opacity="100%" fo:font-weight="bold" style:font-weight-asian="bold" style:font-weight-complex="bold"/>
    </style:style>
    <style:style style:name="P3" style:family="paragraph">
      <style:paragraph-properties fo:text-align="center"/>
      <style:text-properties fo:color="#ffffff" loext:opacity="100%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number-columns-repeated="7" table:default-cell-style-name="ce2"/>
        <table:table-column table:style-name="co2" table:number-columns-repeated="49" table:default-cell-style-name="Default"/>
        <table:table-column table:style-name="co2" table:default-cell-style-name="ce5"/>
        <table:table-column table:style-name="co2" table:number-columns-repeated="72" table:default-cell-style-name="Default"/>
        <table:table-column table:style-name="co3" table:number-columns-repeated="16252" table:default-cell-style-name="Default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>
            <draw:custom-shape draw:z-index="0" draw:name="Фигура 1" draw:style-name="gr1" draw:text-style-name="P2" svg:width="6.919cm" svg:height="0.43cm" svg:x="0.048cm" svg:y="0cm">
              <text:p text:style-name="P1">1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 table:number-columns-repeated="14"/>
          <table:table-cell>
            <draw:custom-shape draw:z-index="6" draw:name="Фигура 4" draw:style-name="gr2" draw:text-style-name="P3" svg:width="9.044cm" svg:height="0.43cm" svg:x="0.038cm" svg:y="0cm">
              <text:p text:style-name="P1">4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 table:number-columns-repeated="12"/>
          <table:table-cell>
            <draw:custom-shape draw:z-index="9" draw:name="Фигура 7" draw:style-name="gr3" draw:text-style-name="P3" svg:width="7.668cm" svg:height="0.43cm" svg:x="0.018cm" svg:y="0cm">
              <text:p text:style-name="P1">7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 table:number-columns-repeated="10"/>
          <table:table-cell>
            <draw:custom-shape draw:z-index="10" draw:name="Фигура 8" draw:style-name="gr4" draw:text-style-name="P3" svg:width="9.062cm" svg:height="0.43cm" svg:x="0.002cm" svg:y="0cm">
              <text:p text:style-name="P1">8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 table:number-columns-repeated="1633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>
            <draw:custom-shape draw:z-index="1" draw:name="Фигура 2" draw:style-name="gr5" draw:text-style-name="P2" svg:width="9.776cm" svg:height="0.43cm" svg:x="0.049cm" svg:y="0cm">
              <text:p text:style-name="P1">2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 table:number-columns-repeated="13"/>
          <table:table-cell>
            <draw:custom-shape draw:z-index="5" draw:name="Фигура 3" draw:style-name="gr6" draw:text-style-name="P3" svg:width="3.416cm" svg:height="0.43cm" svg:x="0.045cm" svg:y="0cm">
              <text:p text:style-name="P1">3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 table:number-columns-repeated="4"/>
          <table:table-cell>
            <draw:custom-shape draw:z-index="7" draw:name="Фигура 5" draw:style-name="gr7" draw:text-style-name="P3" svg:width="10.491cm" svg:height="0.43cm" svg:x="0.038cm" svg:y="0cm">
              <text:p text:style-name="P1">5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 table:number-columns-repeated="1636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1;2</text:p>
          </table:table-cell>
          <table:table-cell table:number-columns-repeated="19"/>
          <table:table-cell>
            <draw:custom-shape draw:z-index="8" draw:name="Фигура 6" draw:style-name="gr8" draw:text-style-name="P3" svg:width="8.365cm" svg:height="0.43cm" svg:x="0.038cm" svg:y="-0.001cm">
              <text:p text:style-name="P1">6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 table:number-columns-repeated="1636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>
            <draw:custom-shape draw:z-index="2" draw:name="Фигура 9" draw:style-name="gr9" draw:text-style-name="P2" svg:width="9.044cm" svg:height="0.43cm" svg:x="0.049cm" svg:y="0.066cm">
              <text:p text:style-name="P1">9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 table:number-columns-repeated="1636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>
            <draw:custom-shape draw:z-index="3" draw:name="Фигура 10" draw:style-name="gr10" draw:text-style-name="P2" svg:width="10.456cm" svg:height="0.43cm" svg:x="0.049cm" svg:y="0.066cm">
              <text:p text:style-name="P1">10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 table:number-columns-repeated="1636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>
            <draw:custom-shape draw:z-index="4" draw:name="Фигура 11" draw:style-name="gr11" draw:text-style-name="P2" svg:width="4.794cm" svg:height="0.43cm" svg:x="0.049cm" svg:y="0.066cm">
              <text:p text:style-name="P1">11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 table:number-columns-repeated="6"/>
          <table:table-cell>
            <draw:custom-shape draw:z-index="11" draw:name="Фигура 12" draw:style-name="gr6" draw:text-style-name="P3" svg:width="3.416cm" svg:height="0.43cm" svg:x="0.055cm" svg:y="0.066cm">
              <text:p text:style-name="P1">12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 table:number-columns-repeated="1635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4;6</text:p>
          </table:table-cell>
          <table:table-cell table:number-columns-repeated="19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635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5;7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9">
          <table:table-cell table:number-columns-repeated="59"/>
          <table:table-cell table:style-name="Default"/>
          <table:table-cell table:number-columns-repeated="16324"/>
        </table:table-row>
        <table:table-row table:style-name="ro1">
          <table:table-cell table:number-columns-repeated="59"/>
          <table:table-cell table:style-name="Default"/>
          <table:table-cell table:number-columns-repeated="163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meta:creation-date>2023-10-24T11:19:16</meta:creation-date>
    <dc:date>2026-03-04T14:21:14.057566165</dc:date>
    <meta:generator>LibreOffice/25.2.2.2$Linux_X86_64 LibreOffice_project/520$Build-2</meta:generator>
    <meta:editing-duration>PT8M41S</meta:editing-duration>
    <meta:editing-cycles>1</meta:editing-cycles>
    <meta:document-statistic meta:table-count="1" meta:cell-count="180" meta:object-count="12"/>
    <meta:user-defined meta:name="AppVersion">16.0300</meta:user-defined>
  </office:meta>
</office:document-meta>
</file>